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NeueLT Std Lt" svg:font-family="'HelveticaNeueLT Std 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HelveticaNeueLT Std Lt" officeooo:rsid="0003dfd8" officeooo:paragraph-rsid="0003dfd8"/>
    </style:style>
    <style:style style:name="P2" style:family="paragraph" style:parent-style-name="Standard">
      <style:text-properties style:font-name="HelveticaNeueLT Std Lt" officeooo:rsid="0003dfd8" officeooo:paragraph-rsid="000a0600"/>
    </style:style>
    <style:style style:name="P3" style:family="paragraph" style:parent-style-name="Standard">
      <style:text-properties style:font-name="HelveticaNeueLT Std Lt" officeooo:rsid="0003dfd8" officeooo:paragraph-rsid="000e144d"/>
    </style:style>
    <style:style style:name="P4" style:family="paragraph" style:parent-style-name="Standard">
      <style:text-properties style:font-name="HelveticaNeueLT Std Lt" officeooo:rsid="0003dfd8" officeooo:paragraph-rsid="00116711"/>
    </style:style>
    <style:style style:name="P5" style:family="paragraph" style:parent-style-name="Standard">
      <style:text-properties style:font-name="HelveticaNeueLT Std Lt" officeooo:rsid="0003dfd8" officeooo:paragraph-rsid="0031a9b0"/>
    </style:style>
    <style:style style:name="P6" style:family="paragraph" style:parent-style-name="Standard">
      <style:text-properties style:font-name="HelveticaNeueLT Std Lt" officeooo:rsid="0003dfd8" officeooo:paragraph-rsid="005e15b1"/>
    </style:style>
    <style:style style:name="P7" style:family="paragraph" style:parent-style-name="Standard">
      <style:text-properties style:font-name="HelveticaNeueLT Std Lt" officeooo:rsid="00054861" officeooo:paragraph-rsid="00054861"/>
    </style:style>
    <style:style style:name="P8" style:family="paragraph" style:parent-style-name="Standard">
      <style:text-properties style:font-name="HelveticaNeueLT Std Lt" officeooo:rsid="00054861" officeooo:paragraph-rsid="000e144d"/>
    </style:style>
    <style:style style:name="P9" style:family="paragraph" style:parent-style-name="Standard">
      <style:text-properties style:font-name="HelveticaNeueLT Std Lt" officeooo:rsid="0007b058" officeooo:paragraph-rsid="0007b058"/>
    </style:style>
    <style:style style:name="P10" style:family="paragraph" style:parent-style-name="Standard">
      <style:text-properties style:font-name="HelveticaNeueLT Std Lt" fo:font-weight="bold" officeooo:rsid="0003dfd8" officeooo:paragraph-rsid="000e144d" style:font-weight-asian="bold" style:font-weight-complex="bold"/>
    </style:style>
    <style:style style:name="P11" style:family="paragraph" style:parent-style-name="Standard">
      <style:text-properties style:font-name="HelveticaNeueLT Std Lt" fo:font-weight="bold" officeooo:rsid="00054861" officeooo:paragraph-rsid="00054861" style:font-weight-asian="bold" style:font-weight-complex="bold"/>
    </style:style>
    <style:style style:name="P12" style:family="paragraph" style:parent-style-name="Standard">
      <style:text-properties style:font-name="HelveticaNeueLT Std Lt" fo:font-weight="bold" officeooo:rsid="00054861" officeooo:paragraph-rsid="000e144d" style:font-weight-asian="bold" style:font-weight-complex="bold"/>
    </style:style>
    <style:style style:name="P13" style:family="paragraph" style:parent-style-name="Standard">
      <style:text-properties style:font-name="HelveticaNeueLT Std Lt" officeooo:rsid="0012fa3a" officeooo:paragraph-rsid="0012fa3a"/>
    </style:style>
    <style:style style:name="P14" style:family="paragraph" style:parent-style-name="Standard">
      <style:text-properties style:font-name="HelveticaNeueLT Std Lt" officeooo:rsid="0046f3cd" officeooo:paragraph-rsid="0046f3cd" fo:background-color="#fff200"/>
    </style:style>
    <style:style style:name="P15" style:family="paragraph" style:parent-style-name="Standard">
      <style:text-properties style:font-name="HelveticaNeueLT Std Lt" officeooo:rsid="0048a609" officeooo:paragraph-rsid="0048a609" fo:background-color="#fff200"/>
    </style:style>
    <style:style style:name="P16" style:family="paragraph" style:parent-style-name="Standard">
      <style:text-properties style:font-name="HelveticaNeueLT Std Lt" fo:font-weight="normal" officeooo:rsid="0046f3cd" officeooo:paragraph-rsid="0046f3cd" fo:background-color="#fff200" style:font-weight-asian="normal" style:font-weight-complex="normal"/>
    </style:style>
    <style:style style:name="P17" style:family="paragraph" style:parent-style-name="Standard">
      <style:text-properties fo:color="#676767" style:font-name="HelveticaNeueLT Std Lt" fo:font-size="14pt" fo:font-weight="bold" officeooo:rsid="0003dfd8" officeooo:paragraph-rsid="005e15b1" style:font-size-asian="14pt" style:font-weight-asian="bold" style:font-size-complex="14pt" style:font-weight-complex="bold"/>
    </style:style>
    <style:style style:name="P18" style:family="paragraph" style:parent-style-name="Standard">
      <style:text-properties fo:color="#676767" style:font-name="HelveticaNeueLT Std Lt" fo:font-size="14pt" officeooo:rsid="0003dfd8" officeooo:paragraph-rsid="005e15b1" style:font-size-asian="14pt" style:font-size-complex="14pt"/>
    </style:style>
    <style:style style:name="P19" style:family="paragraph" style:parent-style-name="Heading_20_1">
      <style:text-properties style:font-name="HelveticaNeueLT Std Lt"/>
    </style:style>
    <style:style style:name="P20" style:family="paragraph" style:parent-style-name="Heading_20_1">
      <style:text-properties style:font-name="HelveticaNeueLT Std Lt" officeooo:paragraph-rsid="000e144d"/>
    </style:style>
    <style:style style:name="P21" style:family="paragraph" style:parent-style-name="Standard">
      <style:text-properties style:font-name="HelveticaNeueLT Std Lt" fo:font-weight="bold" officeooo:rsid="0003dfd8" officeooo:paragraph-rsid="0003dfd8" style:font-weight-asian="bold" style:font-weight-complex="bold"/>
    </style:style>
    <style:style style:name="P22" style:family="paragraph" style:parent-style-name="Standard">
      <style:text-properties style:font-name="HelveticaNeueLT Std Lt" officeooo:rsid="0003dfd8" officeooo:paragraph-rsid="0003dfd8"/>
    </style:style>
    <style:style style:name="P23" style:family="paragraph" style:parent-style-name="Standard">
      <style:text-properties style:font-name="HelveticaNeueLT Std Lt" officeooo:rsid="0068ee0c" officeooo:paragraph-rsid="0068ee0c"/>
    </style:style>
    <style:style style:name="P24" style:family="paragraph" style:parent-style-name="Standard">
      <style:text-properties style:font-name="HelveticaNeueLT Std Lt" officeooo:rsid="0068ee0c" officeooo:paragraph-rsid="006a0988"/>
    </style:style>
    <style:style style:name="P25" style:family="paragraph" style:parent-style-name="Standard">
      <style:text-properties style:font-name="HelveticaNeueLT Std Lt" officeooo:rsid="006bfbc6" officeooo:paragraph-rsid="006bfbc6"/>
    </style:style>
    <style:style style:name="P26" style:family="paragraph" style:parent-style-name="Standard">
      <style:text-properties style:font-name="HelveticaNeueLT Std Lt" officeooo:rsid="00768008" officeooo:paragraph-rsid="00768008"/>
    </style:style>
    <style:style style:name="P27" style:family="paragraph" style:parent-style-name="Title">
      <style:paragraph-properties fo:text-align="start" style:justify-single-word="false"/>
      <style:text-properties style:font-name="HelveticaNeueLT Std Lt" officeooo:paragraph-rsid="00675b1f"/>
    </style:style>
    <style:style style:name="T1" style:family="text">
      <style:text-properties officeooo:rsid="00054861"/>
    </style:style>
    <style:style style:name="T2" style:family="text">
      <style:text-properties officeooo:rsid="000667e7"/>
    </style:style>
    <style:style style:name="T3" style:family="text">
      <style:text-properties officeooo:rsid="000752b6"/>
    </style:style>
    <style:style style:name="T4" style:family="text">
      <style:text-properties officeooo:rsid="000d1482"/>
    </style:style>
    <style:style style:name="T5" style:family="text">
      <style:text-properties officeooo:rsid="000e144d"/>
    </style:style>
    <style:style style:name="T6" style:family="text">
      <style:text-properties fo:font-weight="bold" style:font-weight-asian="bold" style:font-weight-complex="bold"/>
    </style:style>
    <style:style style:name="T7" style:family="text">
      <style:text-properties fo:font-weight="bold" officeooo:rsid="00054861" style:font-weight-asian="bold" style:font-weight-complex="bold"/>
    </style:style>
    <style:style style:name="T8" style:family="text">
      <style:text-properties officeooo:rsid="001a08c1"/>
    </style:style>
    <style:style style:name="T9" style:family="text">
      <style:text-properties officeooo:rsid="001b8937"/>
    </style:style>
    <style:style style:name="T10" style:family="text">
      <style:text-properties officeooo:rsid="001dad1d"/>
    </style:style>
    <style:style style:name="T11" style:family="text">
      <style:text-properties officeooo:rsid="001f8efd"/>
    </style:style>
    <style:style style:name="T12" style:family="text">
      <style:text-properties officeooo:rsid="0020330c"/>
    </style:style>
    <style:style style:name="T13" style:family="text">
      <style:text-properties officeooo:rsid="00262839"/>
    </style:style>
    <style:style style:name="T14" style:family="text">
      <style:text-properties officeooo:rsid="002d7314"/>
    </style:style>
    <style:style style:name="T15" style:family="text">
      <style:text-properties officeooo:rsid="002eea42"/>
    </style:style>
    <style:style style:name="T16" style:family="text">
      <style:text-properties officeooo:rsid="0031a9b0"/>
    </style:style>
    <style:style style:name="T17" style:family="text">
      <style:text-properties officeooo:rsid="003b177e"/>
    </style:style>
    <style:style style:name="T18" style:family="text">
      <style:text-properties officeooo:rsid="003c9913"/>
    </style:style>
    <style:style style:name="T19" style:family="text">
      <style:text-properties fo:font-weight="normal" officeooo:rsid="00455c52" style:font-weight-asian="normal" style:font-weight-complex="normal"/>
    </style:style>
    <style:style style:name="T20" style:family="text">
      <style:text-properties fo:font-weight="normal" officeooo:rsid="006ca43b" style:font-weight-asian="normal" style:font-weight-complex="normal"/>
    </style:style>
    <style:style style:name="T21" style:family="text">
      <style:text-properties officeooo:rsid="0049d57c" fo:background-color="#fff200" loext:char-shading-value="0"/>
    </style:style>
    <style:style style:name="T22" style:family="text">
      <style:text-properties officeooo:rsid="004b14f1"/>
    </style:style>
    <style:style style:name="T23" style:family="text">
      <style:text-properties officeooo:rsid="004f7f25"/>
    </style:style>
    <style:style style:name="T24" style:family="text">
      <style:text-properties officeooo:rsid="004fe521"/>
    </style:style>
    <style:style style:name="T25" style:family="text">
      <style:text-properties officeooo:rsid="0054f299"/>
    </style:style>
    <style:style style:name="T26" style:family="text">
      <style:text-properties fo:color="#676767" fo:font-size="14pt" style:font-size-asian="14pt" style:font-size-complex="14pt"/>
    </style:style>
    <style:style style:name="T27" style:family="text">
      <style:text-properties fo:color="#676767" fo:font-size="14pt" officeooo:rsid="0054f299" style:font-size-asian="14pt" style:font-size-complex="14pt"/>
    </style:style>
    <style:style style:name="T28" style:family="text">
      <style:text-properties officeooo:rsid="006689f0"/>
    </style:style>
    <style:style style:name="T29" style:family="text">
      <style:text-properties officeooo:rsid="00680906" fo:background-color="transparent" loext:char-shading-value="0"/>
    </style:style>
    <style:style style:name="T30" style:family="text">
      <style:text-properties officeooo:rsid="006a0988"/>
    </style:style>
    <style:style style:name="T31" style:family="text">
      <style:text-properties officeooo:rsid="006ca43b"/>
    </style:style>
    <style:style style:name="T32" style:family="text">
      <style:text-properties officeooo:rsid="0076e3c6"/>
    </style:style>
    <style:style style:name="T33" style:family="text">
      <style:text-properties officeooo:rsid="00785ee0"/>
    </style:style>
    <style:style style:name="T34" style:family="text">
      <style:text-properties officeooo:rsid="007aa863"/>
    </style:style>
    <style:style style:name="fr1" style:family="graphic" style:parent-style-name="Frame">
      <style:graphic-properties style:vertical-pos="top" style:vertical-rel="paragraph-content" style:horizontal-pos="center" style:horizontal-rel="paragraph"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9">[Plan Pédagogique]</text:span> <text:span text:style-name="T28">Réseaux et Cybercultures : Outils pour la Création Artistique</text:span></text:p>
      <text:p text:style-name="P1"/>
      <text:p text:style-name="P1">Description : </text:p>
      <text:p text:style-name="P1"/>
      <text:p text:style-name="P24">Dans cet atelier exploratoire, nous <text:span text:style-name="T30">effectuerons un</text:span> <text:span text:style-name="T30">plongée de trois</text:span> jours dans la culture de l’Internet et des réseaux, afin d’<text:span text:style-name="T30">en ramener</text:span> des outils techniques et de l’inspiration pour la création artistique.</text:p>
      <text:p text:style-name="P24"/>
      <text:p text:style-name="P25"><text:span text:style-name="T20">Les</text:span> matinée<text:span text:style-name="T31">s</text:span> <text:span text:style-name="T31">seront</text:span> consacrée<text:span text:style-name="T31">s</text:span> à la réflexion et à la discussion. <text:span text:style-name="T31">Nous apprendrons quelques bases techniques du fonctionnement des réseaux, les protocoles, Internet, le Darknet, ou encore que sont « Big Data », « Intelligence Artificielle », et pourquoi nous devons nous y intéresser. Nous étudierons aussi les aspects politiques et culturels de ces concepts, nous parlerons de mèmes, de réseaux sociaux, de PRISM, et de surveillance, tout en nous concentrant sur les points de vues d’artistes sur ces sujets.</text:span></text:p>
      <text:p text:style-name="P25"/>
      <text:p text:style-name="P26">Les après-midis seront consacrées à l’action (chaque participant doit se munir d’un ordinateur). <text:span text:style-name="T34">Aucune compétence technique particulière n’est pré-requise. Nous réaliserons de nombreuses expériences courtes et faciles, dans le but de vous donner un point de départ et l’inspiration pour continuer votre propre exploration. </text:span>Nous <text:span text:style-name="T32">créerons des installations audiovisuelles grâce au réseau Wi-Fi, nous apprendrons comment se procurer des jeux de données et les mettre en son ou en image, ou comment détourner des pages Internet.</text:span></text:p>
      <text:p text:style-name="P23"/>
      <text:p text:style-name="P1"><text:span text:style-name="T29"/></text:p>
      <text:p text:style-name="P1">Thèmes : <text:span text:style-name="T21">TBD</text:span></text:p>
      <text:p text:style-name="P1"/>
      <text:p text:style-name="P1"><draw:frame draw:style-name="fr1" draw:name="Frame1" text:anchor-type="paragraph" svg:width="6.6929in" style:rel-width="100%" draw:z-index="0"><draw:text-box fo:min-height="0.2in"><text:p text:style-name="P17">Objectifs : </text:p><text:p text:style-name="P17"/><text:p text:style-name="P18">- <text:span text:style-name="T22">Acquérir une compréhension technique de base du fonctionnement des réseaux informatiques</text:span></text:p><text:p text:style-name="P18">- <text:span text:style-name="T23">Prendre connaissance de la culture des réseaux et de l’histoire de ses communautés et de leurs combats</text:span></text:p><text:p text:style-name="P18">- <text:span text:style-name="T24">Avoir une connaissance générale des différentes perspectives critiques sur les réseaux et leur utilisation</text:span></text:p><text:p text:style-name="P18">- <text:span text:style-name="T25">Explorer des exemples de l’utilisation des réseaux à des fins artistiques</text:span></text:p><text:p text:style-name="P6"><text:span text:style-name="T26">- </text:span><text:span text:style-name="T27">Acquérir des outils pour commencer votre propre exploration artistique de ce medium </text:span></text:p></draw:text-box></draw:frame></text:p>
      <text:h text:style-name="P19" text:outline-level="1"><text:soft-page-break/>Journée <text:span text:style-name="T4">1</text:span>: <text:span text:style-name="T2">Communication</text:span></text:h>
      <text:p text:style-name="P1"/>
      <text:p text:style-name="P2"><text:span text:style-name="T6">Thème</text:span><text:span text:style-name="T7">s :</text:span><text:span text:style-name="T1"> Protocoles Réseaux, Communautés Virtuelles, Réseaux Sociaux, Memes, Piratage, Spam</text:span></text:p>
      <text:p text:style-name="P1"/>
      <text:p text:style-name="P4"><text:span text:style-name="T6">Description :</text:span> <text:span text:style-name="T3">Inventés en premier lieu pour des applications militaires et de recherche, les réseaux ont tout d’abord le rôle d’établir une communication de machine à machine, ou de personne à personne, souvent sur de longues distances. Durant cette première journée, nous retracerons une courte histoire des communautés virtuelles, de Usenet à Facebook et TikTok, en passant par 4chan et reddit. Nous établirons une compréhension technique générale du fonctionnement d’un réseau informatique, avec ses différents protocoles et différentes topologies. Enfin nous réfléchirons aux esthétiques de la communication en ligne, retraçant leurs racines dans la culture du remixage, du piratage, du spam et du phishing.</text:span></text:p>
      <text:p text:style-name="P1"/>
      <text:p text:style-name="P11">TD :</text:p>
      <text:p text:style-name="P7">- <text:span text:style-name="T8">Vous apprendrez à installer et configurer un réseau local basique. Vous apprendrez les notions de base, adresses IP / adresses MAC.</text:span></text:p>
      <text:p text:style-name="P7">- <text:span text:style-name="T9">Vous apprendrez à utiliser des outils simples permettant de visualiser le trafic, nous nous livrerons à des expériences musicales pour illustrer le concept de latence.</text:span></text:p>
      <text:p text:style-name="P13">- <text:span text:style-name="T10">Enfin, n</text:span>ous <text:span text:style-name="T11">réaliserons</text:span> des exercices de remixage. <text:span text:style-name="T10">V</text:span>ous <text:span text:style-name="T10">découvrirez</text:span> de <text:span text:style-name="T12">merveilleuses</text:span> astuces pour vous procurer n’importe quel contenu en ligne, qui n’est pas directement accessible (images, YouTube, Netflix).</text:p>
      <text:p text:style-name="P1"/>
      <text:p text:style-name="P21">Bibliographie</text:p>
      <text:p text:style-name="P15">TBD</text:p>
      <text:p text:style-name="P1">Spam – A Shadow History of the Internet – <text:span text:style-name="T3">Finn Brunton, 2013</text:span></text:p>
      <text:p text:style-name="P9">The Pirate Book – Nicolas Maigret &amp; Maria Roszkowska | thepiratebook.net, 2015</text:p>
      <text:p text:style-name="P9"/>
      <text:h text:style-name="P20" text:outline-level="1">Journée <text:span text:style-name="T5">2</text:span>: <text:span text:style-name="T2">Data</text:span></text:h>
      <text:p text:style-name="P3"/>
      <text:p text:style-name="P3"><text:span text:style-name="T6">Thème</text:span><text:span text:style-name="T7">s :</text:span><text:span text:style-name="T1"> Collection de Données, Vie Privée, Big Data, Objets Connectés, Apprentissage Automatique (Machine Learning), Le Web Opaque, Le Web Profond (Deep Web), Open Data</text:span></text:p>
      <text:p text:style-name="P3"/>
      <text:p text:style-name="P3"><text:span text:style-name="T6">Description :</text:span> <text:span text:style-name="T13">La notion de «data » (en français « données ») est souvent associée avec les GAFA et leur modèles économiques d’extraction et exploitation de leurs utilisateurs. Durant cette deuxième journée, nous démystifierons les termes « data », « big data » et essaierons de comprendre pourquoi les « données » ont été qualifiées de « pétrole du 21è siècle ». Nous parlerons de web opaque et web profond, et étudierons les applications du big data, notamment dans le secteur de l’apprentissage automatique (machine learning et intelligence artificielle). Enfin, nous nous pencherons sur des alternatives au narratifs techno-capitaliste des GAFA. Comment se procurer différents jeux de données, comment des artistes explorent la beauté des </text:span><text:soft-page-break/><text:span text:style-name="T13">données brutes, et comment des activistes et journalistes utilisent les données pour raconter de nouvelles histoires.</text:span></text:p>
      <text:p text:style-name="P3"/>
      <text:p text:style-name="P12">TD : </text:p>
      <text:p text:style-name="P8">- <text:span text:style-name="T14">Nous partagerons et explorerons des sets de données intéressants tels que des fuites issues de piratages de bases de données : Collection #1, Ashley Madison, l’export GDPR d’un profile facebook</text:span></text:p>
      <text:p text:style-name="P8">- <text:span text:style-name="T15">Nous utiliserons des programmes et des notions basiques de programmation pour réaliser des sonifications et visualisations de données.</text:span></text:p>
      <text:p text:style-name="P3"/>
      <text:p text:style-name="P10">Bibliographie</text:p>
      <text:p text:style-name="P14">TBD</text:p>
      <text:h text:style-name="P20" text:outline-level="1">Journée <text:span text:style-name="T5">3</text:span>: <text:span text:style-name="T16">Physicalité</text:span></text:h>
      <text:p text:style-name="P3"/>
      <text:p text:style-name="P5">Thème<text:span text:style-name="T1">s : Cables transatlantiques, PRISM, Réseaux Locaux, Centre de Données, WiFi, Autosuffisance, Communautés Locales</text:span></text:p>
      <text:p text:style-name="P3"/>
      <text:p text:style-name="P3"><text:span text:style-name="T6">Description :</text:span> <text:span text:style-name="T16">Nous utilisons les réseaux quotidiennement dans l’espace virtuel, ce qui nous fait oublier qu’ils ont une réalité bien physique. Elle se matérialise par une infrastructure mondiale, des câbles transcontinentaux installés sous les océans, aux centres de données en Sibérie, à notre routeur WiFi. Durant cette dernière journée, nous réfléchirons à la relation entre les infrastructures de l’Internet et sa structure hiérarchique permettant notamment des programmes de surveillance nationaux tels que PRISM aux États-Unis. Enfin nous réfléchirons au potentiel de topologies réseau alternatives tels que les réseaux en maillage. Nous verrons des utilisations parasitiques des infrastructures réseaux à des fins artistiques, ou l’utilisation par différentes communautés (isolées ou urbaines) de réseaux locaux, fournissant un modèle alternatif à l’omniprésence de l’Internet.</text:span></text:p>
      <text:p text:style-name="P3"/>
      <text:p text:style-name="P12">TD :</text:p>
      <text:p text:style-name="P8">- <text:span text:style-name="T17">Nous installerons un système WiFi local permettant d’héberger des œuvres d’art sur un portail captif (la popup qui s’invite sur votre téléphone lorsque vous vous connectez au WiFi dans les aéroports par exemple)</text:span></text:p>
      <text:p text:style-name="P8">- <text:span text:style-name="T18">Nous installerons un système local permettant d’établir une connexion instantanée entre des appareils mobiles et ordinateurs. Nous expérimenterons les possibilités artistiques de ce système pour réaliser des installations sonores ou visuelles.</text:span></text:p>
      <text:p text:style-name="P3"/>
      <text:p text:style-name="P10">Bibliographie</text:p>
      <text:p text:style-name="P16">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NeueLT Std Lt" svg:font-family="'HelveticaNeueLT Std 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25:06.126978168</meta:creation-date>
    <dc:date>2020-02-10T13:25:23.669679089</dc:date>
    <meta:editing-duration>PT4H49M35S</meta:editing-duration>
    <meta:editing-cycles>110</meta:editing-cycles>
    <meta:generator>LibreOffice/6.0.7.3$Linux_X86_64 LibreOffice_project/00m0$Build-3</meta:generator>
    <meta:document-statistic meta:table-count="0" meta:image-count="0" meta:object-count="0" meta:page-count="3" meta:paragraph-count="39" meta:word-count="917" meta:character-count="6217" meta:non-whitespace-character-count="5332"/>
  </office:meta>
</office:document-meta>
</file>